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4528in"/>
    </style:style>
    <style:style style:name="co4" style:family="table-column">
      <style:table-column-properties fo:break-before="auto" style:column-width="1.3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Noto Sans Arabic"/>
    </style:style>
    <style:style style:name="ce4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DO" table:style-name="ta1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scription</text:p>
          </table:table-cell>
          <table:table-cell table:number-columns-repeated="1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test recursive function shorthands</text:p>
          </table:table-cell>
          <table:table-cell table:number-columns-repeated="9"/>
          <table:table-cell table:style-name="ce1" office:value-type="string" calcext:value-type="string">
            <text:p>void of any change to ANY_ERR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k → body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refValue</text:p>
          </table:table-cell>
          <table:table-cell office:value-type="string" calcext:value-type="string">
            <text:p>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ror message when x:=0, y:=0;</text:p>
          </table:table-cell>
          <table:table-cell table:number-columns-repeated="2"/>
          <table:table-cell office:value-type="string" calcext:value-type="string">
            <text:p>Support for automatic error conversion</text:p>
          </table:table-cell>
          <table:table-cell table:number-columns-repeated="6"/>
          <table:table-cell table:style-name="ce1" office:value-type="string" calcext:value-type="string">
            <text:p>paramsVsArg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e resources to tests/resources/</text:p>
          </table:table-cell>
          <table:table-cell table:number-columns-repeated="9"/>
          <table:table-cell office:value-type="string" calcext:value-type="string">
            <text:p>dynamic array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  <table:table-cell table:number-columns-repeated="3"/>
          <table:table-cell office:value-type="string" calcext:value-type="string">
            <text:p>if (cond) error Error{}</text:p>
          </table:table-cell>
          <table:table-cell table:number-columns-repeated="4"/>
          <table:table-cell office:value-type="string" calcext:value-type="string">
            <text:p>compilation break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 table:number-columns-repeated="9"/>
          <table:table-cell table:style-name="ce1" office:value-type="string" calcext:value-type="string">
            <text:p>why num--; and not –num;</text:p>
          </table:table-cell>
          <table:table-cell table:number-columns-repeated="2"/>
          <table:table-cell table:style-name="ce4"/>
        </table:table-row>
        <table:table-row table:style-name="ro1">
          <table:table-cell table:number-columns-repeated="5"/>
          <table:table-cell office:value-type="string" calcext:value-type="string">
            <text:p>error when same function is redefined</text:p>
          </table:table-cell>
          <table:table-cell table:number-columns-repeated="7"/>
          <table:table-cell table:style-name="ce4"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 table:number-columns-repeated="12"/>
          <table:table-cell table:style-name="ce4"/>
        </table:table-row>
        <table:table-row table:style-name="ro1">
          <table:table-cell office:value-type="string" calcext:value-type="string">
            <text:p>StructDef → Struct</text:p>
          </table:table-cell>
          <table:table-cell table:number-columns-repeated="12"/>
          <table:table-cell table:style-name="ce4"/>
        </table:table-row>
        <table:table-row table:style-name="ro1">
          <table:table-cell office:value-type="string" calcext:value-type="string">
            <text:p>Test missing closing bracket</text:p>
          </table:table-cell>
          <table:table-cell table:number-columns-repeated="4"/>
          <table:table-cell office:value-type="string" calcext:value-type="string">
            <text:p>uncomment code in stdio.xy</text:p>
          </table:table-cell>
          <table:table-cell table:number-columns-repeated="4"/>
          <table:table-cell office:value-type="string" calcext:value-type="string">
            <text:p>tests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ortout builtins.xy mes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Cmdargs1-2.xy</text:p>
          </table:table-cell>
          <table:table-cell table:number-columns-repeated="4"/>
          <table:table-cell office:value-type="string" calcext:value-type="string">
            <text:p>e2e refs tes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str tags in definition not declaration</text:p>
          </table:table-cell>
          <table:table-cell table:number-columns-repeated="4"/>
          <table:table-cell office:value-type="string" calcext:value-type="string">
            <text:p>array.x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fered → inferred</text:p>
          </table:table-cell>
          <table:table-cell table:number-columns-repeated="4"/>
          <table:table-cell office:value-type="string" calcext:value-type="string">
            <text:p>EntryPoint functions should return and Err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double entrypo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 XXX</text:p>
          </table:table-cell>
          <table:table-cell table:number-columns-repeated="4"/>
          <table:table-cell office:value-type="string" calcext:value-type="string">
            <text:p>pass large params as references</text:p>
          </table:table-cell>
          <table:table-cell table:number-columns-repeated="4"/>
          <table:table-cell office:value-type="string" calcext:value-type="string">
            <text:p>Move (to Write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op precedence 2e2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d_type → eval_as_type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[…] shorthands (to Writ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ile multiple return types for if/while/for</text:p>
          </table:table-cell>
          <table:table-cell table:number-columns-repeated="9"/>
          <table:table-cell office:value-type="string" calcext:value-type="string">
            <text:p>bitwise op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1" office:value-type="string" calcext:value-type="string">
            <text:p>errors: : int = 5;</text:p>
          </table:table-cell>
          <table:table-cell table:number-columns-repeated="4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parse_expression</text:p>
          </table:table-cell>
          <table:table-cell table:number-columns-repeated="4"/>
          <table:table-cell table:style-name="ce1" office:value-type="string" calcext:value-type="string">
            <text:p># : = 5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Taking an array compilation</text:p>
          </table:table-cell>
          <table:table-cell table:number-columns-repeated="4"/>
          <table:table-cell office:value-type="string" calcext:value-type="string">
            <text:p>a:;</text:p>
          </table:table-cell>
          <table:table-cell office:value-type="string" calcext:value-type="string">
            <text:p>`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st returning an array compilation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Test two struct depending on each other. Put one first, then the second fi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ve code to interpreter</text:p>
          </table:table-cell>
          <table:table-cell table:number-columns-repeated="4"/>
          <table:table-cell office:value-type="string" calcext:value-type="string">
            <text:p>move addrof, sizeof to xy.ctt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 String interpolation</text:p>
          </table:table-cell>
          <table:table-cell table:number-columns-repeated="4"/>
          <table:table-cell office:value-type="string" calcext:value-type="string">
            <text:p>finish array test</text:p>
          </table:table-cell>
          <table:table-cell table:number-columns-repeated="4"/>
          <table:table-cell office:value-type="string" calcext:value-type="string">
            <text:p>Why are tmp_arg0 in flags.c not cons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port for \x and \u</text:p>
          </table:table-cell>
          <table:table-cell table:number-columns-repeated="4"/>
          <table:table-cell table:formula="of:= val shoudl end with ;" office:value-type="string" office:string-value="" calcext:value-type="error">
            <text:p>Err:5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line for small functions</text:p>
          </table:table-cell>
          <table:table-cell table:number-columns-repeated="9"/>
          <table:table-cell office:value-type="string" calcext:value-type="string">
            <text:p>test missing } bracket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llow for , at end of lists</text:p>
          </table:table-cell>
          <table:table-cell table:number-columns-repeated="9"/>
          <table:table-cell table:style-name="ce4" office:value-type="string" calcext:value-type="string">
            <text:p>error in case:</text:p>
            <text:p>If (..) {</text:p>
            <text:p>} if (…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multiline lists</text:p>
          </table:table-cell>
          <table:table-cell table:number-columns-repeated="4"/>
          <table:table-cell office:value-type="string" calcext:value-type="string">
            <text:p>make default value of interpolation false</text:p>
          </table:table-cell>
          <table:table-cell table:number-columns-repeated="4"/>
          <table:table-cell office:value-type="string" calcext:value-type="string">
            <text:p>10f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Better error messages when Cannot find any functions named 'gt'</text:p>
          </table:table-cell>
          <table:table-cell table:number-columns-repeated="9"/>
          <table:table-cell table:style-name="ce4" office:value-type="string" calcext:value-type="string">
            <text:p>if(){</text:p>
            <text:p>..</text:p>
            <text:p>}</text:p>
            <text:p>Eli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error messages when return do -&gt; (total = 0) {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rge param and VarDecl</text:p>
          </table:table-cell>
          <table:table-cell table:number-columns-repeated="9"/>
          <table:table-cell office:value-type="string" calcext:value-type="string">
            <text:p>maybe remove enu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pport for !.flag (the opposite of .flag)</text:p>
          </table:table-cell>
          <table:table-cell table:number-columns-repeated="7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ogical | and &amp; short curceting</text:p>
          </table:table-cell>
          <table:table-cell table:number-columns-repeated="7"/>
          <table:table-cell office:value-type="string" calcext:value-type="string">
            <text:p>parsing of a file ending in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Finish args.x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nish xytes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implement macro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for taking address of local varia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compatibl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ake compilation_errors_resources into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error from entry poin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derefing a naked point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ul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list comprehen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iterating over fiedsof produces an err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ing str list with missing interpolation but missing }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xytest cli parsing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array to Vec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… for error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Add new datastruct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for var := Array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thing c.”str” way of embeding c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while (…) … + while(…) ….;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1" office:value-type="string" calcext:value-type="string">
            <text:p>cb1: (:int)→?; compilation erro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funcDiscovery tests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ompile and run callback test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efactor compile_fcall to use compile_fselec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calling a non existant function with a type that is determined by a list comprehesion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5">
          <table:table-cell table:number-columns-repeated="10"/>
          <table:table-cell table:style-name="ce4" office:value-type="string" calcext:value-type="string">
            <text:p>Test noTests := [for (f in $* ~Test4()) f];</text:p>
            <text:p>    runTests(noTests); errors with cannot determine typ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all xyc and run tests from xy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parsing def main~(EntryPoint{priority})(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: Dict~(5 + 10)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Change xy_dtor to simply look for a dtor function which is much more clear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implement nameof.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un tests of libxy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run realloc te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rename libs to lib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? → an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to move semantic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with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i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[] should be deref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parsing: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[] deref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@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List~int @ {}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with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o for callbacks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move operators =&lt; =&gt;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functions f(a=&gt;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function named params f(param=&lt;a)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ove operators for struct init.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separate namespaces for functions and objec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/ prefix operato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`char`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* for power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ake () optional if the function doesn’t take any argument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private params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horthand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embed list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**embed structur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:Type, I just want that type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: struct SiUnits – parameter with that type, no actual param but give name to struct name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Go through existing parsing and modif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mplement new logic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Test .. doesn’t compute expressio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test short curceting with overloaded logical operators</text:p>
          </table:table-cell>
          <table:table-cell table:number-columns-repeated="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Builtins → builtin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c str should be builtin</text:p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@ should be array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multi dim array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@ creation for List typ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in(arr) Ptr~Elem for indecies</text:p>
          </table:table-cell>
          <table:table-cell table:number-columns-repeated="3"/>
        </table:table-row>
      </table:table>
      <table:table table:name="Long Term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 EntryPoint to libxy</text:p>
          </table:table-cell>
          <table:table-cell/>
          <table:table-cell office:value-type="string" calcext:value-type="string">
            <text:p>The compiler adds the entry point by including the crt0.o and by definining the appropriate symbol in the elf header</text:p>
          </table:table-cell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__attribute__(visiblity) to control visiblity</text:p>
          </table:table-cell>
          <table:table-cell table:number-columns-repeated="2"/>
        </table:table-row>
      </table:table>
      <table:table table:name="Sheet4" table:style-name="ta1">
        <table:table-column table:style-name="co2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6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table table:name="Wishful Thinking" table:style-name="ta1">
        <table:table-column table:style-name="co2" table:default-cell-style-name="Default"/>
        <table:table-row table:style-name="ro1">
          <table:table-cell office:value-type="string" calcext:value-type="string">
            <text:p>Mind mapping</text:p>
          </table:table-cell>
        </table:table-row>
        <table:table-row table:style-name="ro1">
          <table:table-cell office:value-type="string" calcext:value-type="string">
            <text:p>xyc in xy</text:p>
          </table:table-cell>
        </table:table-row>
        <table:table-row table:style-name="ro1">
          <table:table-cell office:value-type="string" calcext:value-type="string">
            <text:p>fluid symulation</text:p>
          </table:table-cell>
        </table:table-row>
        <table:table-row table:style-name="ro1">
          <table:table-cell office:value-type="string" calcext:value-type="string">
            <text:p>Rigit body simulation</text:p>
          </table:table-cell>
        </table:table-row>
      </table:table>
      <table:table table:name="Peaks" table:style-name="ta1">
        <table:table-column table:style-name="co4" table:default-cell-style-name="Default"/>
        <table:table-row table:style-name="ro1">
          <table:table-cell office:value-type="string" calcext:value-type="string">
            <text:p>Peak Visibility</text:p>
          </table:table-cell>
        </table:table-row>
        <table:table-row table:style-name="ro1">
          <table:table-cell office:value-type="string" calcext:value-type="string">
            <text:p>steps:</text:p>
          </table:table-cell>
        </table:table-row>
        <table:table-row table:style-name="ro1">
          <table:table-cell office:value-type="string" calcext:value-type="string">
            <text:p>-parse vis</text:p>
          </table:table-cell>
        </table:table-row>
        <table:table-row table:style-name="ro1">
          <table:table-cell office:value-type="string" calcext:value-type="string">
            <text:p>-enforse func vis</text:p>
          </table:table-cell>
        </table:table-row>
        <table:table-row table:style-name="ro1">
          <table:table-cell office:value-type="string" calcext:value-type="string">
            <text:p>-enforse struct vis</text:p>
          </table:table-cell>
        </table:table-row>
        <table:table-row table:style-name="ro1">
          <table:table-cell office:value-type="string" calcext:value-type="string">
            <text:p>view:</text:p>
          </table:table-cell>
        </table:table-row>
        <table:table-row table:style-name="ro1">
          <table:table-cell office:value-type="string" calcext:value-type="string">
            <text:p>beautifully ordered code</text:p>
          </table:table-cell>
        </table:table-row>
      </table:table>
      <table:table table:name="maybe" table:style-name="ta1">
        <table:table-column table:style-name="co2" table:default-cell-style-name="Default"/>
        <table:table-row table:style-name="ro1">
          <table:table-cell office:value-type="string" calcext:value-type="string">
            <text:p>_name for variables which will not be used</text:p>
          </table:table-cell>
        </table:table-row>
        <table:table-row table:style-name="ro1">
          <table:table-cell office:value-type="string" calcext:value-type="string">
            <text:p>_:Type – not gonna use it but need a va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4:31:45.942970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11-22T16:55:03.258476981</dc:date>
    <meta:editing-duration>P69DT20H31S</meta:editing-duration>
    <meta:editing-cycles>79</meta:editing-cycles>
    <meta:generator>LibreOffice/24.8.2.1$Linux_X86_64 LibreOffice_project/480$Build-1</meta:generator>
    <meta:document-statistic meta:table-count="6" meta:cell-count="162" meta:object-count="0"/>
  </office:meta>
</office:document-meta>
</file>